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p&gt;I can feel it starting. Just like it always does, with a spark that I fan until my vision is engulfed in raging fire, out of control with no purpose, direction or end. Except years ago (what seems like months) I was carefully watched by the only person on the planet who could tame me when I jumped too fast into an adventure. I still don't know if that's a good thing. Who knows how this will end? Who knows how I will end? Perhaps in a spectacular fiery wreck, plummeting towards the ground unchecked and brief. Or maybe I'll just keep going... rolling and rolling and rolling (roll on Columbia, roll on little Doggies) until there's nobody left to care. An aging scenester joke; an example to the kids of what not to do.&lt;/p&gt;</text:p>
      <text:p text:style-name="Standard">&lt;p&gt;<text:tab/>Remember the North Cascades? Probably one of the best compliments I ever received was from Ty (of Concrete) while we pissed-away a Spring day on Finney Creek (shooting road signs with mystery pistol, admiring homemade knives and cooking Cornish Game hens stuffed with cans of PBR - <text:s/>and they were never fully cooked but LaFayette ate em' anyway) oh, and LaFayette, of course... who was a major player in all of the memories from those days. And Ty, lamenting the death of a generation, said to LaFayette and myself, “we're the last kicking spirit of the Upper Skagit.” And that's a compliment I hope never to live down because I love the Skagit River (from Canadian Northwest, to ocean so blue). I don't know why, I just do. Maybe while still in the womb my mother drank from its shores and I've been chasing after it subconsciously ever since. Some mysteries will never be solved, but beautiful words will flow so long as you chase an answer.&lt;/p&gt;</text:p>
      <text:p text:style-name="Standard">&lt;p&gt;<text:tab/>Before that Summer on Ross Lake, chopping wood and fixing boats, I was all set to travel to South Africa. O! One helluva trip that woulda been! Back to the heart of all humanity, Africa! And for whatever reason, Africa didn't work, and I was left suddenly at the end of May with no place to live and no grand plan of what to do next. I was totally over the whole school-in-the-summer scene, and I've never been ready to settle with job (unless it was job working for myself, but I even get tired of myself as a middle manager after a few months). Enter LaFayette, who you'll remember as the former – and possibly future – Poet Laureate of the North Cascades (from whom I eventually gleaned my title as Resident Adventurist Laureate of the City of Seattle ho, ho!). So, re-enter LaFayette (I suppose), who grew up in Concrete and every summer worked on Ross Lake for ol' Tom and Will at the floating cabin operation they have up there, and before the week was over I was hiking into the wilderness (because in Wilderness there is no road) to work on Ross Lake, which is really just the upper 1/3 of the Skagit River, behind dam, producing electricity for the city, and California and who knows who else....&lt;/p&gt;</text:p>
      <text:p text:style-name="Standard">&lt;p&gt;<text:tab/>The wilderness!! I asked LaFayette before I left “what supplies do I take? I've never done anything like this before.” and he replied “I dunno. I like hot pockets.” So with a backpack stuffed with hot pockets, I settled into life at Cascade altitudes, and cloud cover so low you inhaled it with every clear deep breath. And for some reason that I don't understand, drugs and booze don't work in the North Cascades, so I didn't even try. It was a humble summer of little electricity, no phones, wood-fire stoves, catching fish and chopping wood.&lt;/p&gt;</text:p>
      <text:p text:style-name="Standard">&lt;p&gt;<text:tab/>Hah ha! Chopping wood! Which brings me to the whole point of this whole story (because I'm known for burying the lead, just refer to anything I've ever written). When I wandered into the wilderness I was out-of-shape. A chubby hunk of glutenous flesh (a pound of flesh, o torrent, o tempest!) and by the end of the month of June, for the first time in my life (even as a wrestler in the 8<text:span text:style-name="T1">th</text:span> grade) I had visible stomach muscles. A word of advice to anyone interested in weight loss, but who doesn't want to run, which requires embarrassing public exposure – chop wood! &lt;/p&gt;</text:p>
      <text:p text:style-name="Standard">&lt;p&gt;<text:tab/>Wait, did I get to the point? Yes, the point is this: At this moment in time I am not in the prime physical condition necessary to ride a bike from Seattle to Los Angeles. I rode from my office in Pioneer Square to Kent last Friday. It took 3.5 hours, and I was dismayed to discover the whole ride was 13 miles. No, I am not in prime physical shape. But the whole “wood chopping parable” is universal... work hard, harder than you imagine you can work, and in about a month you'll be surprised how far you've come.&lt;/p&gt;</text:p>
      <text:p text:style-name="Standard">&lt;p&gt;<text:tab/>So that's what I'm doing now. Even though I'm a sweaty wreck, and biking is still hard work... I <text:soft-page-break/>know that by the time I leave for Los Angeles I'll be in the zone. The meditative Mozart zone. The same zone I once enjoyed on my evening jogs in high school. Where the body separates from the mind, and while the body toils on the assembly line of physical activity, the mind soars through the metaphysical state of my mind's eye.&lt;/p&gt;</text:p>
      <text:p text:style-name="Standard">&lt;p&gt;<text:tab/>Was this too purple? &lt;/p&gt;</text:p>
      <text:p text:style-name="Standard">&lt;p&gt;<text:tab/>I'll be better, I promise. Sometimes I try too hard, and sometimes I don't try at all.&lt;/p&gt;</text:p>
      <text:p text:style-name="Standard">&lt;p&gt;<text:tab/>I took a lot of journalism classes in college. I liked journalism. I felt at peace with the truth of journalism. Tell the truth. Always the truth. Multiple sources, and always the truth. Facts facts and facts. I didn't like working on newspapers, but that's another story. Anyway, in those journalism classes the best stories I wrote were the stories where I abandoned the physical concentration of writing and just let the stories arrive on the paper. Like a tight-rope walker who suddenly focuses on her feet, focus can derail a writer. &lt;/p&gt;</text:p>
      <text:p text:style-name="Standard">&lt;p&gt;<text:tab/>But now I'm totally off-track, and I suppose there is some research I should do. &lt;/p&gt;</text:p>
      <text:p text:style-name="Standard">&lt;p&gt;<text:tab/>So, until next time.&lt;/p&gt;</text:p>
      <text:p text:style-name="Standard">&lt;p&gt;<text:tab/>Oh yeah, and I should ask this one more time: Is there anyone out there with Front-End chops that wants to give Barterlabs a quick makeover? I'll trade ya something for your services!&lt;/p&gt;</text:p>
      <text:p text:style-name="Standard">&lt;p&gt;<text:tab/>Love and passion always,&lt;/p&gt;</text:p>
      <text:p text:style-name="Standard">&lt;p&gt;<text:tab/>-Alex &lt;/p&gt;</text:p>
      <text:p text:style-name="Standard"><text:tab/></text:p>
      <text:p text:style-name="Standard"><text:tab/> </text:p>
      <text:p text:style-name="Standard">&lt;div&gt;</text:p>
      <text:p text:style-name="Standard">&lt;a href="/img/barter_blog/barter2a.jpg"&gt;&lt;img src="/img/barter_blog/barter2a.jpg" height="300" width="300"&gt;&lt;/a&gt;</text:p>
      <text:p text:style-name="Standard">&lt;a href="/img/barter_blog/barter2b.jpg"&gt;&lt;img src="/img/barter_blog/barter2b.jpg" height="300" width="300"&gt;&lt;/a&gt;</text:p>
      <text:p text:style-name="Standard">&lt;/div&gt;</text:p>
      <text:p text:style-name="Standard"/>
      <text:p text:style-name="Standard">&lt;div&gt;</text:p>
      <text:p text:style-name="Standard">&lt;a href="/img/barter_blog/barter2c.jpg"&gt;&lt;img src="/img/barter_blog/barter2c.jpg" height="300" width="300"&gt;&lt;/a&gt;</text:p>
      <text:p text:style-name="Standard">&lt;a href="/img/barter_blog/barter2d.jpg"&gt;&lt;img src="/img/barter_blog/barter2d.jpg" height="300" width="300"&gt;&lt;/a&gt;</text:p>
      <text:p text:style-name="Standard">&lt;/div&gt;</text:p>
      <text:p text:style-name="Standard"/>
      <text:p text:style-name="Standard"/>
      <text:p text:style-name="Standard"><text: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er Clark</meta:initial-creator>
    <meta:creation-date>2014-05-18T13:34:02.66</meta:creation-date>
    <dc:date>2014-05-18T14:26:45.37</dc:date>
    <dc:creator>Alexander Clark</dc:creator>
    <meta:editing-duration>PT36M30S</meta:editing-duration>
    <meta:editing-cycles>3</meta:editing-cycles>
    <meta:generator>OpenOffice/4.0.1$Win32 OpenOffice.org_project/401m5$Build-9714</meta:generator>
    <meta:document-statistic meta:table-count="0" meta:image-count="0" meta:object-count="0" meta:page-count="2" meta:paragraph-count="26" meta:word-count="1119" meta:character-count="6470"/>
  </office:meta>
</office:document-meta>
</file>